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1mm"/>
    </style:style>
    <style:style style:name="co2" style:family="table-column">
      <style:table-column-properties fo:break-before="auto" style:column-width="33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Hospital</text:p>
          </table:table-cell>
          <table:table-cell table:style-name="ce1" office:value-type="string" calcext:value-type="string">
            <text:p>Usual</text:p>
          </table:table-cell>
          <table:table-cell office:value-type="string" calcext:value-type="string">
            <text:p>Periodo estudio</text:p>
          </table:table-cell>
          <table:table-cell table:style-name="Default" office:value-type="string" calcext:value-type="string">
            <text:p>Relación</text:p>
          </table:table-cell>
          <table:table-cell/>
        </table:table-row>
        <table:table-row table:style-name="ro1">
          <table:table-cell office:value-type="string" calcext:value-type="string">
            <text:p>Hospital de Viña</text:p>
          </table:table-cell>
          <table:table-cell office:value-type="float" office:value="14735.2" calcext:value-type="float">
            <text:p>14735,20</text:p>
          </table:table-cell>
          <table:table-cell office:value-type="float" office:value="10470" calcext:value-type="float">
            <text:p>10470</text:p>
          </table:table-cell>
          <table:table-cell table:formula="of:=[.C2]/[.B2]" office:value-type="percentage" office:value="0.710543460557033" calcext:value-type="percentage">
            <text:p>71,05%</text:p>
          </table:table-cell>
          <table:table-cell/>
        </table:table-row>
        <table:table-row table:style-name="ro1">
          <table:table-cell office:value-type="string" calcext:value-type="string">
            <text:p>Hospital de Quillota</text:p>
          </table:table-cell>
          <table:table-cell office:value-type="float" office:value="7803.1" calcext:value-type="float">
            <text:p>7803,10</text:p>
          </table:table-cell>
          <table:table-cell office:value-type="float" office:value="6410" calcext:value-type="float">
            <text:p>6410</text:p>
          </table:table-cell>
          <table:table-cell table:formula="of:=[.C3]/[.B3]" office:value-type="percentage" office:value="0.821468390767772" calcext:value-type="percentage">
            <text:p>82,15%</text:p>
          </table:table-cell>
          <table:table-cell/>
        </table:table-row>
        <table:table-row table:style-name="ro1">
          <table:table-cell office:value-type="string" calcext:value-type="string">
            <text:p>Hospital de Quilpué</text:p>
          </table:table-cell>
          <table:table-cell office:value-type="float" office:value="7130.7" calcext:value-type="float">
            <text:p>7130,70</text:p>
          </table:table-cell>
          <table:table-cell office:value-type="float" office:value="5856.7" calcext:value-type="float">
            <text:p>5856,7</text:p>
          </table:table-cell>
          <table:table-cell table:formula="of:=[.C4]/[.B4]" office:value-type="percentage" office:value="0.82133591372516" calcext:value-type="percentage">
            <text:p>82,13%</text:p>
          </table:table-cell>
          <table:table-cell/>
        </table:table-row>
        <table:table-row table:style-name="ro1">
          <table:table-cell office:value-type="string" calcext:value-type="string">
            <text:p>Hospital de Quintero</text:p>
          </table:table-cell>
          <table:table-cell office:value-type="float" office:value="4666.6" calcext:value-type="float">
            <text:p>4666,60</text:p>
          </table:table-cell>
          <table:table-cell office:value-type="float" office:value="3563.3" calcext:value-type="float">
            <text:p>3563,3</text:p>
          </table:table-cell>
          <table:table-cell table:formula="of:=[.C5]/[.B5]" office:value-type="percentage" office:value="0.763575193931342" calcext:value-type="percentage">
            <text:p>76,36%</text:p>
          </table:table-cell>
          <table:table-cell/>
        </table:table-row>
        <table:table-row table:style-name="ro1">
          <table:table-cell office:value-type="string" calcext:value-type="string">
            <text:p>Hospital de Calera</text:p>
          </table:table-cell>
          <table:table-cell office:value-type="float" office:value="4062.4" calcext:value-type="float">
            <text:p>4062,40</text:p>
          </table:table-cell>
          <table:table-cell office:value-type="float" office:value="3386.7" calcext:value-type="float">
            <text:p>3386,7</text:p>
          </table:table-cell>
          <table:table-cell table:formula="of:=[.C6]/[.B6]" office:value-type="percentage" office:value="0.833669751870815" calcext:value-type="percentage">
            <text:p>83,37%</text:p>
          </table:table-cell>
          <table:table-cell/>
        </table:table-row>
        <table:table-row table:style-name="ro1">
          <table:table-cell office:value-type="string" calcext:value-type="string">
            <text:p>Hospital de Limache</text:p>
          </table:table-cell>
          <table:table-cell office:value-type="float" office:value="3946.6" calcext:value-type="float">
            <text:p>3946,60</text:p>
          </table:table-cell>
          <table:table-cell office:value-type="float" office:value="3186.7" calcext:value-type="float">
            <text:p>3186,7</text:p>
          </table:table-cell>
          <table:table-cell table:formula="of:=[.C7]/[.B7]" office:value-type="percentage" office:value="0.807454517812801" calcext:value-type="percentage">
            <text:p>80,75%</text:p>
          </table:table-cell>
          <table:table-cell/>
        </table:table-row>
        <table:table-row table:style-name="ro1">
          <table:table-cell office:value-type="string" calcext:value-type="string">
            <text:p>Hospital de La Ligua</text:p>
          </table:table-cell>
          <table:table-cell office:value-type="float" office:value="3466.6" calcext:value-type="float">
            <text:p>3466,60</text:p>
          </table:table-cell>
          <table:table-cell office:value-type="float" office:value="3063.3" calcext:value-type="float">
            <text:p>3063,3</text:p>
          </table:table-cell>
          <table:table-cell table:formula="of:=[.C8]/[.B8]" office:value-type="percentage" office:value="0.883661224254313" calcext:value-type="percentage">
            <text:p>88,37%</text:p>
          </table:table-cell>
          <table:table-cell/>
        </table:table-row>
        <table:table-row table:style-name="ro1">
          <table:table-cell office:value-type="string" calcext:value-type="string">
            <text:p>Hospital de Villa Alemana</text:p>
          </table:table-cell>
          <table:table-cell office:value-type="float" office:value="3182.1" calcext:value-type="float">
            <text:p>3182,10</text:p>
          </table:table-cell>
          <table:table-cell office:value-type="float" office:value="2946.7" calcext:value-type="float">
            <text:p>2946,7</text:p>
          </table:table-cell>
          <table:table-cell table:formula="of:=[.C9]/[.B9]" office:value-type="percentage" office:value="0.926023695044153" calcext:value-type="percentage">
            <text:p>92,60%</text:p>
          </table:table-cell>
          <table:table-cell/>
        </table:table-row>
        <table:table-row table:style-name="ro1">
          <table:table-cell office:value-type="string" calcext:value-type="string">
            <text:p>Hospital de Cabildo</text:p>
          </table:table-cell>
          <table:table-cell office:value-type="float" office:value="2033.8" calcext:value-type="float">
            <text:p>2033,80</text:p>
          </table:table-cell>
          <table:table-cell office:value-type="float" office:value="1836.7" calcext:value-type="float">
            <text:p>1836,7</text:p>
          </table:table-cell>
          <table:table-cell table:formula="of:=[.C10]/[.B10]" office:value-type="percentage" office:value="0.903087815911102" calcext:value-type="percentage">
            <text:p>90,31%</text:p>
          </table:table-cell>
          <table:table-cell/>
        </table:table-row>
        <table:table-row table:style-name="ro1">
          <table:table-cell office:value-type="string" calcext:value-type="string">
            <text:p>Hospital de Petorca</text:p>
          </table:table-cell>
          <table:table-cell office:value-type="float" office:value="1090.3" calcext:value-type="float">
            <text:p>1090,30</text:p>
          </table:table-cell>
          <table:table-cell office:value-type="float" office:value="980" calcext:value-type="float">
            <text:p>980</text:p>
          </table:table-cell>
          <table:table-cell table:formula="of:=[.C11]/[.B11]" office:value-type="percentage" office:value="0.898835182977162" calcext:value-type="percentage">
            <text:p>89,88%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2:.B11])" office:value-type="float" office:value="52117.4" calcext:value-type="float">
            <text:p>52.117,40</text:p>
          </table:table-cell>
          <table:table-cell table:style-name="ce1" table:formula="of:=SUM([.C2:.C11])" office:value-type="float" office:value="41700.1" calcext:value-type="float">
            <text:p>41.700,10</text:p>
          </table:table-cell>
          <table:table-cell table:formula="of:=[.C12]/[.B12]" office:value-type="percentage" office:value="0.800118578440214" calcext:value-type="percentage">
            <text:p>80,01%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riage</text:p>
          </table:table-cell>
          <table:table-cell table:style-name="ce1" office:value-type="string" calcext:value-type="string">
            <text:p>Usual</text:p>
          </table:table-cell>
          <table:table-cell office:value-type="string" calcext:value-type="string">
            <text:p>Periodo estudio</text:p>
          </table:table-cell>
          <table:table-cell table:style-name="Default" office:value-type="string" calcext:value-type="string">
            <text:p>Relación</text:p>
          </table:table-cell>
          <table:table-cell/>
        </table:table-row>
        <table:table-row table:style-name="ro1">
          <table:table-cell office:value-type="string" calcext:value-type="string">
            <text:p>Triage 1</text:p>
          </table:table-cell>
          <table:table-cell table:style-name="Default" office:value-type="string" calcext:value-type="string">
            <text:p>84 (0,391%)</text:p>
          </table:table-cell>
          <table:table-cell office:value-type="string" calcext:value-type="string">
            <text:p>22 (0,439%)</text:p>
          </table:table-cell>
          <table:table-cell office:value-type="percentage" office:value="1.12404092071611" calcext:value-type="percentage">
            <text:p>112,40%</text:p>
          </table:table-cell>
          <table:table-cell/>
        </table:table-row>
        <table:table-row table:style-name="ro1">
          <table:table-cell office:value-type="string" calcext:value-type="string">
            <text:p>Triage 2</text:p>
          </table:table-cell>
          <table:table-cell table:style-name="Default" office:value-type="string" calcext:value-type="string">
            <text:p>4039 (18,802%)</text:p>
          </table:table-cell>
          <table:table-cell office:value-type="string" calcext:value-type="string">
            <text:p>999 (19,956%)</text:p>
          </table:table-cell>
          <table:table-cell office:value-type="percentage" office:value="1.06134225403798" calcext:value-type="percentage">
            <text:p>106,13%</text:p>
          </table:table-cell>
          <table:table-cell/>
        </table:table-row>
        <table:table-row table:style-name="ro1">
          <table:table-cell office:value-type="string" calcext:value-type="string">
            <text:p>Triage 3</text:p>
          </table:table-cell>
          <table:table-cell table:style-name="Default" office:value-type="string" calcext:value-type="string">
            <text:p>6113 (28,457%)</text:p>
          </table:table-cell>
          <table:table-cell office:value-type="string" calcext:value-type="string">
            <text:p>1410 (28,166%)</text:p>
          </table:table-cell>
          <table:table-cell office:value-type="percentage" office:value="0.989756726650432" calcext:value-type="percentage">
            <text:p>98,98%</text:p>
          </table:table-cell>
          <table:table-cell/>
        </table:table-row>
        <table:table-row table:style-name="ro1">
          <table:table-cell office:value-type="string" calcext:value-type="string">
            <text:p>Triage 4</text:p>
          </table:table-cell>
          <table:table-cell table:style-name="Default" office:value-type="string" calcext:value-type="string">
            <text:p>10799 (50,272%)</text:p>
          </table:table-cell>
          <table:table-cell office:value-type="string" calcext:value-type="string">
            <text:p>2422 (48,381%)</text:p>
          </table:table-cell>
          <table:table-cell office:value-type="percentage" office:value="0.962396787097467" calcext:value-type="percentage">
            <text:p>96,24%</text:p>
          </table:table-cell>
          <table:table-cell/>
        </table:table-row>
        <table:table-row table:style-name="ro1">
          <table:table-cell office:value-type="string" calcext:value-type="string">
            <text:p>Triage 5</text:p>
          </table:table-cell>
          <table:table-cell table:style-name="Default" office:value-type="string" calcext:value-type="string">
            <text:p>446 (2,076%)</text:p>
          </table:table-cell>
          <table:table-cell office:value-type="string" calcext:value-type="string">
            <text:p>153 (3,056%)</text:p>
          </table:table-cell>
          <table:table-cell office:value-type="percentage" office:value="1.47199344988682" calcext:value-type="percentage">
            <text:p>147,20%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3"/>
        </table:table-row>
      </table:table>
      <table:named-expressions/>
      <table:database-ranges>
        <table:database-range table:name="__Anonymous_Sheet_DB__0" table:target-range-address="Hoja1.A1:Hoja1.C1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idio Céspedes</meta:initial-creator>
    <meta:creation-date>2019-10-26T19:52:04.807867486</meta:creation-date>
    <dc:date>2019-10-26T21:15:02.786492797</dc:date>
    <dc:creator>Egidio Céspedes</dc:creator>
    <meta:editing-duration>PT11M57S</meta:editing-duration>
    <meta:editing-cycles>1</meta:editing-cycles>
    <meta:generator>LibreOffice/5.1.6.2$Linux_X86_64 LibreOffice_project/10m0$Build-2</meta:generator>
    <meta:document-statistic meta:table-count="1" meta:cell-count="72" meta:object-count="0"/>
  </office:meta>
</office:document-meta>
</file>